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4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1.18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0.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1.90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1.9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4cm" fo:min-width="1.906cm"/>
    </style:style>
    <style:style style:name="gr12" style:family="graphic" style:parent-style-name="objectwithoutfill">
      <style:graphic-properties draw:stroke="dash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3cm" fo:min-width="2.95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4cm" fo:min-width="3.39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28cm" svg:y1="10.987cm" svg:x2="21.066cm" svg:y2="10.987cm">
          <text:p/>
        </draw:line>
        <draw:line draw:style-name="gr1" draw:text-style-name="P1" draw:layer="layout" svg:x1="9.705cm" svg:y1="10.987cm" svg:x2="1.947cm" svg:y2="16.238cm">
          <text:p/>
        </draw:line>
        <draw:line draw:style-name="gr1" draw:text-style-name="P1" draw:layer="layout" svg:x1="9.706cm" svg:y1="10.987cm" svg:x2="9.706cm" svg:y2="2.696cm">
          <text:p/>
        </draw:line>
        <draw:frame draw:style-name="gr2" draw:layer="layout" svg:width="0.277cm" svg:height="2.093cm" svg:x="1.393cm" svg:y="17.068cm">
          <draw:text-box>
            <text:p>x</text:p>
          </draw:text-box>
        </draw:frame>
        <draw:frame draw:style-name="gr3" draw:layer="layout" svg:width="1.789cm" svg:height="2.093cm" svg:x="8.32cm" svg:y="2.143cm">
          <draw:text-box>
            <text:p>z</text:p>
          </draw:text-box>
        </draw:frame>
        <draw:custom-shape draw:style-name="gr4" draw:text-style-name="P1" draw:layer="layout" svg:width="10.806cm" svg:height="10.779cm" svg:x="4.164cm" svg:y="5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.806cm" svg:height="1.934cm" svg:x="4.164cm" svg:y="9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.252cm" svg:height="1.935cm" svg:x="4.441cm" svg:y="7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036cm" svg:height="1.935cm" svg:x="5.49cm" svg:y="6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0.252cm" svg:height="1.934cm" svg:x="4.441cm" svg:y="11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8.035cm" svg:height="1.934cm" svg:x="5.549cm" svg:y="1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706cm" svg:y1="10.987cm" svg:x2="14.694cm" svg:y2="8.776cm">
          <text:p/>
        </draw:line>
        <draw:line draw:style-name="gr6" draw:text-style-name="P1" draw:layer="layout" svg:x1="9.706cm" svg:y1="10.987cm" svg:x2="13.585cm" svg:y2="6.841cm">
          <text:p/>
        </draw:line>
        <draw:line draw:style-name="gr6" draw:text-style-name="P1" draw:layer="layout" svg:x1="9.706cm" svg:y1="10.987cm" svg:x2="9.706cm" svg:y2="5.183cm">
          <text:p/>
        </draw:line>
        <draw:line draw:style-name="gr6" draw:text-style-name="P1" draw:layer="layout" svg:x1="9.706cm" svg:y1="10.987cm" svg:x2="9.706cm" svg:y2="6.841cm">
          <text:p/>
        </draw:line>
        <draw:line draw:style-name="gr6" draw:text-style-name="P1" draw:layer="layout" svg:x1="9.706cm" svg:y1="10.987cm" svg:x2="15.248cm" svg:y2="10.987cm">
          <text:p/>
        </draw:line>
        <draw:line draw:style-name="gr6" draw:text-style-name="P1" draw:layer="layout" svg:x1="9.706cm" svg:y1="10.987cm" svg:x2="14.971cm" svg:y2="12.645cm">
          <text:p/>
        </draw:line>
        <draw:line draw:style-name="gr6" draw:text-style-name="P1" draw:layer="layout" svg:x1="9.706cm" svg:y1="11.263cm" svg:x2="9.706cm" svg:y2="8.776cm">
          <text:p/>
        </draw:line>
        <draw:line draw:style-name="gr6" draw:text-style-name="P1" draw:layer="layout" svg:x1="9.706cm" svg:y1="11.264cm" svg:x2="13.585cm" svg:y2="14.304cm">
          <text:p/>
        </draw:line>
        <draw:line draw:style-name="gr6" draw:text-style-name="P1" draw:layer="layout" svg:x1="9.706cm" svg:y1="10.987cm" svg:x2="9.706cm" svg:y2="16.238cm">
          <text:p/>
        </draw:line>
        <draw:line draw:style-name="gr6" draw:text-style-name="P1" draw:layer="layout" svg:x1="9.706cm" svg:y1="10.987cm" svg:x2="9.706cm" svg:y2="14.58cm">
          <text:p/>
        </draw:line>
        <draw:line draw:style-name="gr6" draw:text-style-name="P1" draw:layer="layout" svg:x1="9.706cm" svg:y1="10.987cm" svg:x2="9.706cm" svg:y2="12.922cm">
          <text:p/>
        </draw:line>
        <draw:frame draw:style-name="gr7" draw:layer="layout" svg:width="1.401cm" svg:height="2.646cm" svg:x="15.147cm" svg:y="7.947cm">
          <draw:text-box>
            <text:p>J</text:p>
          </draw:text-box>
        </draw:frame>
        <draw:frame draw:style-name="gr8" draw:layer="layout" svg:width="1.402cm" svg:height="2.093cm" svg:x="13.861cm" svg:y="6.565cm">
          <draw:text-box>
            <text:p>J</text:p>
          </draw:text-box>
        </draw:frame>
        <draw:frame draw:style-name="gr8" draw:layer="layout" svg:width="1.401cm" svg:height="2.093cm" svg:x="15.247cm" svg:y="12.646cm">
          <draw:text-box>
            <text:p>J</text:p>
          </draw:text-box>
        </draw:frame>
        <draw:frame draw:style-name="gr8" draw:layer="layout" svg:width="1.402cm" svg:height="2.093cm" svg:x="13.307cm" svg:y="14.304cm">
          <draw:text-box>
            <text:p>J</text:p>
          </draw:text-box>
        </draw:frame>
        <draw:frame draw:style-name="gr9" draw:layer="layout" svg:width="2.554cm" svg:height="2.093cm" svg:x="6.658cm" svg:y="6.565cm">
          <draw:text-box>
            <text:p>mJ</text:p>
          </draw:text-box>
        </draw:frame>
        <draw:frame draw:style-name="gr10" draw:layer="layout" svg:width="2.556cm" svg:height="2.093cm" svg:x="6.873cm" svg:y="8.341cm">
          <draw:text-box>
            <text:p>mJ</text:p>
          </draw:text-box>
        </draw:frame>
        <draw:frame draw:style-name="gr9" draw:layer="layout" svg:width="2.554cm" svg:height="2.093cm" svg:x="6.658cm" svg:y="11.264cm">
          <draw:text-box>
            <text:p>mJ</text:p>
          </draw:text-box>
        </draw:frame>
        <draw:frame draw:style-name="gr11" draw:layer="layout" svg:width="2.554cm" svg:height="2.094cm" svg:x="6.658cm" svg:y="12.922cm">
          <draw:text-box>
            <text:p>mJ</text:p>
          </draw:text-box>
        </draw:frame>
        <draw:line draw:style-name="gr12" draw:text-style-name="P1" draw:layer="layout" svg:x1="9.706cm" svg:y1="6.841cm" svg:x2="13.308cm" svg:y2="6.841cm">
          <text:p/>
        </draw:line>
        <draw:line draw:style-name="gr12" draw:text-style-name="P1" draw:layer="layout" svg:x1="9.706cm" svg:y1="9.052cm" svg:x2="14.694cm" svg:y2="9.052cm">
          <text:p/>
        </draw:line>
        <draw:line draw:style-name="gr12" draw:text-style-name="P1" draw:layer="layout" svg:x1="9.706cm" svg:y1="12.645cm" svg:x2="14.694cm" svg:y2="12.645cm">
          <text:p/>
        </draw:line>
        <draw:line draw:style-name="gr12" draw:text-style-name="P1" draw:layer="layout" svg:x1="9.983cm" svg:y1="14.304cm" svg:x2="13.585cm" svg:y2="14.304cm">
          <text:p/>
        </draw:line>
        <draw:frame draw:style-name="gr13" draw:layer="layout" svg:width="3.672cm" svg:height="2.093cm" svg:x="7.766cm" svg:y="3.525cm">
          <draw:text-box>
            <text:p>J=mJ</text:p>
          </draw:text-box>
        </draw:frame>
        <draw:frame draw:style-name="gr14" draw:layer="layout" svg:width="4.135cm" svg:height="2.094cm" svg:x="7.973cm" svg:y="16.514cm">
          <draw:text-box>
            <text:p>J=-mJ</text:p>
          </draw:text-box>
        </draw:frame>
        <draw:frame draw:style-name="gr15" draw:layer="layout" svg:width="0.82cm" svg:height="0.962cm" svg:x="19.669cm" svg:y="11.541cm">
          <draw:text-box>
            <text:p>y</text:p>
          </draw:text-box>
        </draw:frame>
        <draw:frame draw:style-name="gr15" draw:layer="layout" svg:width="0.82cm" svg:height="0.962cm" svg:x="15.224cm" svg:y="10.398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6:25:51.222489668</meta:creation-date>
    <dc:date>2015-05-02T16:28:43.966131134</dc:date>
    <meta:editing-duration>P0D</meta:editing-duration>
    <meta:editing-cycles>1</meta:editing-cycles>
    <meta:document-statistic meta:object-count="38"/>
    <meta:generator>LibreOffice/4.2.8.2$Linux_X86_64 LibreOffice_project/420m0$Build-2</meta:generator>
  </office:meta>
</office:document-meta>
</file>